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442.4pt"/>
    </style:style>
    <style:style style:name="co8" style:family="table-column">
      <style:table-column-properties fo:break-before="auto" style:column-width="66.64pt"/>
    </style:style>
    <style:style style:name="co9" style:family="table-column">
      <style:table-column-properties fo:break-before="auto" style:column-width="47.9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06.24pt"/>
    </style:style>
    <style:style style:name="co12" style:family="table-column">
      <style:table-column-properties fo:break-before="auto" style:column-width="211.86pt"/>
    </style:style>
    <style:style style:name="co13" style:family="table-column">
      <style:table-column-properties fo:break-before="auto" style:column-width="181.3pt"/>
    </style:style>
    <style:style style:name="co14" style:family="table-column">
      <style:table-column-properties fo:break-before="auto" style:column-width="147.26pt"/>
    </style:style>
    <style:style style:name="co15" style:family="table-column">
      <style:table-column-properties fo:break-before="auto" style:column-width="90.3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sanitized">
      <style:table-properties table:display="true" style:writing-mode="lr-tb"/>
    </style:style>
    <style:style style:name="ta2" style:family="table" style:master-page-name="PageStyle_5f_GROB_5f_24-25">
      <style:table-properties table:display="true" style:writing-mode="lr-tb"/>
    </style:style>
    <style:style style:name="ta3" style:family="table" style:master-page-name="PageStyle_5f_GITI_5f_25-26">
      <style:table-properties table:display="true" style:writing-mode="lr-tb"/>
    </style:style>
    <style:style style:name="ta4" style:family="table" style:master-page-name="PageStyle_5f_RIM_5f_25-26">
      <style:table-properties table:display="true" style:writing-mode="lr-tb"/>
    </style:style>
    <style:style style:name="ta5" style:family="table" style:master-page-name="PageStyle_5f_BIO_5f_25-26">
      <style:table-properties table:display="true" style:writing-mode="lr-tb"/>
    </style:style>
    <style:style style:name="ta6" style:family="table" style:master-page-name="PageStyle_5f_GIEIyA_5f_25-26-es">
      <style:table-properties table:display="true" style:writing-mode="lr-tb"/>
    </style:style>
    <style:style style:name="ta7" style:family="table" style:master-page-name="PageStyle_5f_GIEIyA_5f_25-26-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nitiz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5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Strongly disagree</text:p>
          </table:table-cell>
          <table:table-cell table:style-name="ce1" office:value-type="string" calcext:value-type="string">
            <text:p>Mildly disagree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Mildly agree</text:p>
          </table:table-cell>
          <table:table-cell table:style-name="ce1" office:value-type="string" calcext:value-type="string">
            <text:p>Strongly agre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ubtable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Check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3:.A7])" office:value-type="float" office:value="0" calcext:value-type="float">
            <text:p>0</text:p>
          </table:table-cell>
          <table:table-cell table:style-name="ce2" table:formula="of:=SUM([.B3:.B7])" office:value-type="float" office:value="1" calcext:value-type="float">
            <text:p>1</text:p>
          </table:table-cell>
          <table:table-cell table:style-name="ce2" table:formula="of:=SUM([.C3:.C7])" office:value-type="float" office:value="2" calcext:value-type="float">
            <text:p>2</text:p>
          </table:table-cell>
          <table:table-cell table:style-name="ce2" table:formula="of:=SUM([.D3:.D7])" office:value-type="float" office:value="8" calcext:value-type="float">
            <text:p>8</text:p>
          </table:table-cell>
          <table:table-cell table:style-name="ce2" table:formula="of:=SUM([.E3:.E7])" office:value-type="float" office:value="154" calcext:value-type="float">
            <text:p>154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rawing-1</text:p>
          </table:table-cell>
          <table:table-cell table:style-name="ce4" office:value-type="string" calcext:value-type="string" table:number-columns-spanned="1" table:number-rows-spanned="6">
            <text:p>I found the drawing task (pen tool) entertaining.</text:p>
          </table:table-cell>
          <table:table-cell table:style-name="ce2" table:formula="of:=SUM([.A2:.E2])" office:value-type="float" office:value="165" calcext:value-type="float">
            <text:p>165</text:p>
          </table:table-cell>
          <table:table-cell table:style-name="ce2" table:formula="of:=IF([.J2]=97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1</text:p>
          </table:table-cell>
          <table:covered-table-cell/>
          <table:table-cell table:style-name="ce2" table:formula="of:=SUM([.A3:.E3])" office:value-type="float" office:value="12" calcext:value-type="float">
            <text:p>12</text:p>
          </table:table-cell>
          <table:table-cell table:style-name="ce2" table:formula="of:=IF([.J3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1</text:p>
          </table:table-cell>
          <table:covered-table-cell/>
          <table:table-cell table:style-name="ce2" table:formula="of:=SUM([.A4:.E4])" office:value-type="float" office:value="14" calcext:value-type="float">
            <text:p>14</text:p>
          </table:table-cell>
          <table:table-cell table:style-name="ce2" table:formula="of:=IF([.J4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1</text:p>
          </table:table-cell>
          <table:covered-table-cell/>
          <table:table-cell table:style-name="ce2" table:formula="of:=SUM([.A5:.E5])" office:value-type="float" office:value="16" calcext:value-type="float">
            <text:p>16</text:p>
          </table:table-cell>
          <table:table-cell table:style-name="ce2" table:formula="of:=IF([.J5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1</text:p>
          </table:table-cell>
          <table:covered-table-cell/>
          <table:table-cell table:style-name="ce2" table:formula="of:=SUM([.A6:.E6])" office:value-type="float" office:value="55" calcext:value-type="float">
            <text:p>55</text:p>
          </table:table-cell>
          <table:table-cell table:style-name="ce2" table:formula="of:=IF([.J6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" calcext:value-type="float">
            <text:p>63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1</text:p>
          </table:table-cell>
          <table:covered-table-cell/>
          <table:table-cell table:style-name="ce2" table:formula="of:=SUM([.A7:.E7])" office:value-type="float" office:value="68" calcext:value-type="float">
            <text:p>68</text:p>
          </table:table-cell>
          <table:table-cell table:style-name="ce2" table:formula="of:=IF([.J7]=6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9:.A13])" office:value-type="float" office:value="0" calcext:value-type="float">
            <text:p>0</text:p>
          </table:table-cell>
          <table:table-cell table:style-name="ce2" table:formula="of:=SUM([.B9:.B13])" office:value-type="float" office:value="4" calcext:value-type="float">
            <text:p>4</text:p>
          </table:table-cell>
          <table:table-cell table:style-name="ce2" table:formula="of:=SUM([.C9:.C13])" office:value-type="float" office:value="8" calcext:value-type="float">
            <text:p>8</text:p>
          </table:table-cell>
          <table:table-cell table:style-name="ce2" table:formula="of:=SUM([.D9:.D13])" office:value-type="float" office:value="20" calcext:value-type="float">
            <text:p>20</text:p>
          </table:table-cell>
          <table:table-cell table:style-name="ce2" table:formula="of:=SUM([.E9:.E13])" office:value-type="float" office:value="133" calcext:value-type="float">
            <text:p>133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rawing-2</text:p>
          </table:table-cell>
          <table:table-cell table:style-name="ce4" office:value-type="string" calcext:value-type="string" table:number-columns-spanned="1" table:number-rows-spanned="6">
            <text:p>I managed to successfully complete the drawing task.</text:p>
          </table:table-cell>
          <table:table-cell table:style-name="ce2" table:formula="of:=SUM([.A8:.E8])" office:value-type="float" office:value="165" calcext:value-type="float">
            <text:p>165</text:p>
          </table:table-cell>
          <table:table-cell table:style-name="ce2" table:formula="of:=IF([.J8]=97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2</text:p>
          </table:table-cell>
          <table:covered-table-cell/>
          <table:table-cell table:style-name="ce2" table:formula="of:=SUM([.A9:.E9])" office:value-type="float" office:value="12" calcext:value-type="float">
            <text:p>12</text:p>
          </table:table-cell>
          <table:table-cell table:style-name="ce2" table:formula="of:=IF([.J9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2</text:p>
          </table:table-cell>
          <table:covered-table-cell/>
          <table:table-cell table:style-name="ce2" table:formula="of:=SUM([.A10:.E10])" office:value-type="float" office:value="14" calcext:value-type="float">
            <text:p>14</text:p>
          </table:table-cell>
          <table:table-cell table:style-name="ce2" table:formula="of:=IF([.J10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2</text:p>
          </table:table-cell>
          <table:covered-table-cell/>
          <table:table-cell table:style-name="ce2" table:formula="of:=SUM([.A11:.E11])" office:value-type="float" office:value="16" calcext:value-type="float">
            <text:p>16</text:p>
          </table:table-cell>
          <table:table-cell table:style-name="ce2" table:formula="of:=IF([.J11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2</text:p>
          </table:table-cell>
          <table:covered-table-cell/>
          <table:table-cell table:style-name="ce2" table:formula="of:=SUM([.A12:.E12])" office:value-type="float" office:value="55" calcext:value-type="float">
            <text:p>55</text:p>
          </table:table-cell>
          <table:table-cell table:style-name="ce2" table:formula="of:=IF([.J12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2</text:p>
          </table:table-cell>
          <table:covered-table-cell/>
          <table:table-cell table:style-name="ce2" table:formula="of:=SUM([.A13:.E13])" office:value-type="float" office:value="68" calcext:value-type="float">
            <text:p>68</text:p>
          </table:table-cell>
          <table:table-cell table:style-name="ce2" table:formula="of:=IF([.J13]=6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15:.A18])" office:value-type="float" office:value="3" calcext:value-type="float">
            <text:p>3</text:p>
          </table:table-cell>
          <table:table-cell table:style-name="ce2" table:formula="of:=SUM([.B15:.B18])" office:value-type="float" office:value="10" calcext:value-type="float">
            <text:p>10</text:p>
          </table:table-cell>
          <table:table-cell table:style-name="ce2" table:formula="of:=SUM([.C15:.C18])" office:value-type="float" office:value="25" calcext:value-type="float">
            <text:p>25</text:p>
          </table:table-cell>
          <table:table-cell table:style-name="ce2" table:formula="of:=SUM([.D15:.D18])" office:value-type="float" office:value="60" calcext:value-type="float">
            <text:p>60</text:p>
          </table:table-cell>
          <table:table-cell table:style-name="ce2" table:formula="of:=SUM([.E15:.E18])" office:value-type="float" office:value="55" calcext:value-type="float">
            <text:p>55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rawing-3</text:p>
          </table:table-cell>
          <table:table-cell table:style-name="ce4" office:value-type="string" calcext:value-type="string" table:number-columns-spanned="1" table:number-rows-spanned="5">
            <text:p>Our group managed to complete the drawing task with little or no assistance from the instructor.</text:p>
          </table:table-cell>
          <table:table-cell table:style-name="ce2" table:formula="of:=SUM([.A14:.E14])" office:value-type="float" office:value="153" calcext:value-type="float">
            <text:p>153</text:p>
          </table:table-cell>
          <table:table-cell table:style-name="ce2" table:formula="of:=IF([.J14]=85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3</text:p>
          </table:table-cell>
          <table:covered-table-cell/>
          <table:table-cell table:style-name="ce2" table:formula="of:=SUM([.A15:.E15])" office:value-type="float" office:value="14" calcext:value-type="float">
            <text:p>14</text:p>
          </table:table-cell>
          <table:table-cell table:style-name="ce2" table:formula="of:=IF([.J15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3</text:p>
          </table:table-cell>
          <table:covered-table-cell/>
          <table:table-cell table:style-name="ce2" table:formula="of:=SUM([.A16:.E16])" office:value-type="float" office:value="16" calcext:value-type="float">
            <text:p>16</text:p>
          </table:table-cell>
          <table:table-cell table:style-name="ce2" table:formula="of:=IF([.J16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3</text:p>
          </table:table-cell>
          <table:covered-table-cell/>
          <table:table-cell table:style-name="ce2" table:formula="of:=SUM([.A17:.E17])" office:value-type="float" office:value="55" calcext:value-type="float">
            <text:p>55</text:p>
          </table:table-cell>
          <table:table-cell table:style-name="ce2" table:formula="of:=IF([.J17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3</text:p>
          </table:table-cell>
          <table:covered-table-cell/>
          <table:table-cell table:style-name="ce2" table:formula="of:=SUM([.A18:.E18])" office:value-type="float" office:value="68" calcext:value-type="float">
            <text:p>68</text:p>
          </table:table-cell>
          <table:table-cell table:style-name="ce2" table:formula="of:=IF([.J18]=6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20:.A24])" office:value-type="float" office:value="0" calcext:value-type="float">
            <text:p>0</text:p>
          </table:table-cell>
          <table:table-cell table:style-name="ce2" table:formula="of:=SUM([.B20:.B24])" office:value-type="float" office:value="3" calcext:value-type="float">
            <text:p>3</text:p>
          </table:table-cell>
          <table:table-cell table:style-name="ce2" table:formula="of:=SUM([.C20:.C24])" office:value-type="float" office:value="12" calcext:value-type="float">
            <text:p>12</text:p>
          </table:table-cell>
          <table:table-cell table:style-name="ce2" table:formula="of:=SUM([.D20:.D24])" office:value-type="float" office:value="32" calcext:value-type="float">
            <text:p>32</text:p>
          </table:table-cell>
          <table:table-cell table:style-name="ce2" table:formula="of:=SUM([.E20:.E24])" office:value-type="float" office:value="118" calcext:value-type="float">
            <text:p>118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rawing-4</text:p>
          </table:table-cell>
          <table:table-cell table:style-name="ce4" office:value-type="string" calcext:value-type="string" table:number-columns-spanned="1" table:number-rows-spanned="6">
            <text:p>Code transfer between simulation (RobotStudio) and the real controller improved productivity.</text:p>
          </table:table-cell>
          <table:table-cell table:style-name="ce2" table:formula="of:=SUM([.A19:.E19])" office:value-type="float" office:value="165" calcext:value-type="float">
            <text:p>165</text:p>
          </table:table-cell>
          <table:table-cell table:style-name="ce2" table:formula="of:=IF([.J19]=97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4</text:p>
          </table:table-cell>
          <table:covered-table-cell/>
          <table:table-cell table:style-name="ce2" table:formula="of:=SUM([.A20:.E20])" office:value-type="float" office:value="12" calcext:value-type="float">
            <text:p>12</text:p>
          </table:table-cell>
          <table:table-cell table:style-name="ce2" table:formula="of:=IF([.J20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4</text:p>
          </table:table-cell>
          <table:covered-table-cell/>
          <table:table-cell table:style-name="ce2" table:formula="of:=SUM([.A21:.E21])" office:value-type="float" office:value="14" calcext:value-type="float">
            <text:p>14</text:p>
          </table:table-cell>
          <table:table-cell table:style-name="ce2" table:formula="of:=IF([.J21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4</text:p>
          </table:table-cell>
          <table:covered-table-cell/>
          <table:table-cell table:style-name="ce2" table:formula="of:=SUM([.A22:.E22])" office:value-type="float" office:value="16" calcext:value-type="float">
            <text:p>16</text:p>
          </table:table-cell>
          <table:table-cell table:style-name="ce2" table:formula="of:=IF([.J22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4</text:p>
          </table:table-cell>
          <table:covered-table-cell/>
          <table:table-cell table:style-name="ce2" table:formula="of:=SUM([.A23:.E23])" office:value-type="float" office:value="55" calcext:value-type="float">
            <text:p>55</text:p>
          </table:table-cell>
          <table:table-cell table:style-name="ce2" table:formula="of:=IF([.J23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4</text:p>
          </table:table-cell>
          <table:covered-table-cell/>
          <table:table-cell table:style-name="ce2" table:formula="of:=SUM([.A24:.E24])" office:value-type="float" office:value="68" calcext:value-type="float">
            <text:p>68</text:p>
          </table:table-cell>
          <table:table-cell table:style-name="ce2" table:formula="of:=IF([.J24]=6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26:.A30])" office:value-type="float" office:value="9" calcext:value-type="float">
            <text:p>9</text:p>
          </table:table-cell>
          <table:table-cell table:style-name="ce2" table:formula="of:=SUM([.B26:.B30])" office:value-type="float" office:value="26" calcext:value-type="float">
            <text:p>26</text:p>
          </table:table-cell>
          <table:table-cell table:style-name="ce2" table:formula="of:=SUM([.C26:.C30])" office:value-type="float" office:value="19" calcext:value-type="float">
            <text:p>19</text:p>
          </table:table-cell>
          <table:table-cell table:style-name="ce2" table:formula="of:=SUM([.D26:.D30])" office:value-type="float" office:value="42" calcext:value-type="float">
            <text:p>42</text:p>
          </table:table-cell>
          <table:table-cell table:style-name="ce2" table:formula="of:=SUM([.E26:.E30])" office:value-type="float" office:value="69" calcext:value-type="float">
            <text:p>69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rawing-5</text:p>
          </table:table-cell>
          <table:table-cell table:style-name="ce4" office:value-type="string" calcext:value-type="string" table:number-columns-spanned="1" table:number-rows-spanned="6">
            <text:p>I had no issues running the simulation in RobotStudio.</text:p>
          </table:table-cell>
          <table:table-cell table:style-name="ce2" table:formula="of:=SUM([.A25:.E25])" office:value-type="float" office:value="165" calcext:value-type="float">
            <text:p>165</text:p>
          </table:table-cell>
          <table:table-cell table:style-name="ce2" table:formula="of:=IF([.J25]=97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5</text:p>
          </table:table-cell>
          <table:covered-table-cell/>
          <table:table-cell table:style-name="ce2" table:formula="of:=SUM([.A26:.E26])" office:value-type="float" office:value="12" calcext:value-type="float">
            <text:p>12</text:p>
          </table:table-cell>
          <table:table-cell table:style-name="ce2" table:formula="of:=IF([.J26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5</text:p>
          </table:table-cell>
          <table:covered-table-cell/>
          <table:table-cell table:style-name="ce2" table:formula="of:=SUM([.A27:.E27])" office:value-type="float" office:value="14" calcext:value-type="float">
            <text:p>14</text:p>
          </table:table-cell>
          <table:table-cell table:style-name="ce2" table:formula="of:=IF([.J27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5</text:p>
          </table:table-cell>
          <table:covered-table-cell/>
          <table:table-cell table:style-name="ce2" table:formula="of:=SUM([.A28:.E28])" office:value-type="float" office:value="16" calcext:value-type="float">
            <text:p>16</text:p>
          </table:table-cell>
          <table:table-cell table:style-name="ce2" table:formula="of:=IF([.J28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5</text:p>
          </table:table-cell>
          <table:covered-table-cell/>
          <table:table-cell table:style-name="ce2" table:formula="of:=SUM([.A29:.E29])" office:value-type="float" office:value="55" calcext:value-type="float">
            <text:p>55</text:p>
          </table:table-cell>
          <table:table-cell table:style-name="ce2" table:formula="of:=IF([.J29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5</text:p>
          </table:table-cell>
          <table:covered-table-cell/>
          <table:table-cell table:style-name="ce2" table:formula="of:=SUM([.A30:.E30])" office:value-type="float" office:value="68" calcext:value-type="float">
            <text:p>68</text:p>
          </table:table-cell>
          <table:table-cell table:style-name="ce2" table:formula="of:=IF([.J30]=6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32:.A36])" office:value-type="float" office:value="9" calcext:value-type="float">
            <text:p>9</text:p>
          </table:table-cell>
          <table:table-cell table:style-name="ce2" table:formula="of:=SUM([.B32:.B36])" office:value-type="float" office:value="21" calcext:value-type="float">
            <text:p>21</text:p>
          </table:table-cell>
          <table:table-cell table:style-name="ce2" table:formula="of:=SUM([.C32:.C36])" office:value-type="float" office:value="18" calcext:value-type="float">
            <text:p>18</text:p>
          </table:table-cell>
          <table:table-cell table:style-name="ce2" table:formula="of:=SUM([.D32:.D36])" office:value-type="float" office:value="34" calcext:value-type="float">
            <text:p>34</text:p>
          </table:table-cell>
          <table:table-cell table:style-name="ce2" table:formula="of:=SUM([.E32:.E36])" office:value-type="float" office:value="83" calcext:value-type="float">
            <text:p>83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rawing-6</text:p>
          </table:table-cell>
          <table:table-cell table:style-name="ce4" office:value-type="string" calcext:value-type="string" table:number-columns-spanned="1" table:number-rows-spanned="6">
            <text:p>I had no issues while running the same code on the real robot after transferring it from RobotStudio.</text:p>
          </table:table-cell>
          <table:table-cell table:style-name="ce2" table:formula="of:=SUM([.A31:.E31])" office:value-type="float" office:value="165" calcext:value-type="float">
            <text:p>165</text:p>
          </table:table-cell>
          <table:table-cell table:style-name="ce2" table:formula="of:=IF([.J31]=97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6</text:p>
          </table:table-cell>
          <table:covered-table-cell/>
          <table:table-cell table:style-name="ce2" table:formula="of:=SUM([.A32:.E32])" office:value-type="float" office:value="12" calcext:value-type="float">
            <text:p>12</text:p>
          </table:table-cell>
          <table:table-cell table:style-name="ce2" table:formula="of:=IF([.J32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6</text:p>
          </table:table-cell>
          <table:covered-table-cell/>
          <table:table-cell table:style-name="ce2" table:formula="of:=SUM([.A33:.E33])" office:value-type="float" office:value="14" calcext:value-type="float">
            <text:p>14</text:p>
          </table:table-cell>
          <table:table-cell table:style-name="ce2" table:formula="of:=IF([.J33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6</text:p>
          </table:table-cell>
          <table:covered-table-cell/>
          <table:table-cell table:style-name="ce2" table:formula="of:=SUM([.A34:.E34])" office:value-type="float" office:value="16" calcext:value-type="float">
            <text:p>16</text:p>
          </table:table-cell>
          <table:table-cell table:style-name="ce2" table:formula="of:=IF([.J34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6</text:p>
          </table:table-cell>
          <table:covered-table-cell/>
          <table:table-cell table:style-name="ce2" table:formula="of:=SUM([.A35:.E35])" office:value-type="float" office:value="55" calcext:value-type="float">
            <text:p>55</text:p>
          </table:table-cell>
          <table:table-cell table:style-name="ce2" table:formula="of:=IF([.J35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rawing-6</text:p>
          </table:table-cell>
          <table:covered-table-cell/>
          <table:table-cell table:style-name="ce2" table:formula="of:=SUM([.A36:.E36])" office:value-type="float" office:value="68" calcext:value-type="float">
            <text:p>68</text:p>
          </table:table-cell>
          <table:table-cell table:style-name="ce2" table:formula="of:=IF([.J36]=6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38:.A39])" office:value-type="float" office:value="0" calcext:value-type="float">
            <text:p>0</text:p>
          </table:table-cell>
          <table:table-cell table:style-name="ce2" table:formula="of:=SUM([.B38:.B39])" office:value-type="float" office:value="0" calcext:value-type="float">
            <text:p>0</text:p>
          </table:table-cell>
          <table:table-cell table:style-name="ce2" table:formula="of:=SUM([.C38:.C39])" office:value-type="float" office:value="2" calcext:value-type="float">
            <text:p>2</text:p>
          </table:table-cell>
          <table:table-cell table:style-name="ce2" table:formula="of:=SUM([.D38:.D39])" office:value-type="float" office:value="3" calcext:value-type="float">
            <text:p>3</text:p>
          </table:table-cell>
          <table:table-cell table:style-name="ce2" table:formula="of:=SUM([.E38:.E39])" office:value-type="float" office:value="23" calcext:value-type="float">
            <text:p>23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magnet-1</text:p>
          </table:table-cell>
          <table:table-cell table:style-name="ce4" office:value-type="string" calcext:value-type="string" table:number-columns-spanned="1" table:number-rows-spanned="3">
            <text:p>I found the pick-and-place task (magnet tool) entertaining.</text:p>
          </table:table-cell>
          <table:table-cell table:style-name="ce2" table:formula="of:=SUM([.A37:.E37])" office:value-type="float" office:value="28" calcext:value-type="float">
            <text:p>28</text:p>
          </table:table-cell>
          <table:table-cell table:style-name="ce2" table:formula="of:=IF([.J37]=2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agnet-1</text:p>
          </table:table-cell>
          <table:covered-table-cell/>
          <table:table-cell table:style-name="ce2" table:formula="of:=SUM([.A38:.E38])" office:value-type="float" office:value="12" calcext:value-type="float">
            <text:p>12</text:p>
          </table:table-cell>
          <table:table-cell table:style-name="ce2" table:formula="of:=IF([.J38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agnet-1</text:p>
          </table:table-cell>
          <table:covered-table-cell/>
          <table:table-cell table:style-name="ce2" table:formula="of:=SUM([.A39:.E39])" office:value-type="float" office:value="16" calcext:value-type="float">
            <text:p>16</text:p>
          </table:table-cell>
          <table:table-cell table:style-name="ce2" table:formula="of:=IF([.J39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41:.A42])" office:value-type="float" office:value="0" calcext:value-type="float">
            <text:p>0</text:p>
          </table:table-cell>
          <table:table-cell table:style-name="ce2" table:formula="of:=SUM([.B41:.B42])" office:value-type="float" office:value="0" calcext:value-type="float">
            <text:p>0</text:p>
          </table:table-cell>
          <table:table-cell table:style-name="ce2" table:formula="of:=SUM([.C41:.C42])" office:value-type="float" office:value="3" calcext:value-type="float">
            <text:p>3</text:p>
          </table:table-cell>
          <table:table-cell table:style-name="ce2" table:formula="of:=SUM([.D41:.D42])" office:value-type="float" office:value="4" calcext:value-type="float">
            <text:p>4</text:p>
          </table:table-cell>
          <table:table-cell table:style-name="ce2" table:formula="of:=SUM([.E41:.E42])" office:value-type="float" office:value="21" calcext:value-type="float">
            <text:p>21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magnet-2</text:p>
          </table:table-cell>
          <table:table-cell table:style-name="ce4" office:value-type="string" calcext:value-type="string" table:number-columns-spanned="1" table:number-rows-spanned="3">
            <text:p>I managed to successfully complete the pick-and-place task.</text:p>
          </table:table-cell>
          <table:table-cell table:style-name="ce2" table:formula="of:=SUM([.A40:.E40])" office:value-type="float" office:value="28" calcext:value-type="float">
            <text:p>28</text:p>
          </table:table-cell>
          <table:table-cell table:style-name="ce2" table:formula="of:=IF([.J40]=2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agnet-2</text:p>
          </table:table-cell>
          <table:covered-table-cell/>
          <table:table-cell table:style-name="ce2" table:formula="of:=SUM([.A41:.E41])" office:value-type="float" office:value="12" calcext:value-type="float">
            <text:p>12</text:p>
          </table:table-cell>
          <table:table-cell table:style-name="ce2" table:formula="of:=IF([.J41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agnet-2</text:p>
          </table:table-cell>
          <table:covered-table-cell/>
          <table:table-cell table:style-name="ce2" table:formula="of:=SUM([.A42:.E42])" office:value-type="float" office:value="16" calcext:value-type="float">
            <text:p>16</text:p>
          </table:table-cell>
          <table:table-cell table:style-name="ce2" table:formula="of:=IF([.J42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agnet-3</text:p>
          </table:table-cell>
          <table:table-cell table:style-name="ce5" office:value-type="string" calcext:value-type="string">
            <text:p>Our group managed to complete the pick-and-place task with little or no assistance from the instructor.</text:p>
          </table:table-cell>
          <table:table-cell table:style-name="ce2" table:formula="of:=SUM([.A43:.E43])" office:value-type="float" office:value="16" calcext:value-type="float">
            <text:p>16</text:p>
          </table:table-cell>
          <table:table-cell table:style-name="ce2" table:formula="of:=IF([.J43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agnet-4</text:p>
          </table:table-cell>
          <table:table-cell table:style-name="ce5" office:value-type="string" calcext:value-type="string">
            <text:p>Having a code template helped me complete the pick-and-place task.</text:p>
          </table:table-cell>
          <table:table-cell table:style-name="ce2" table:formula="of:=SUM([.A44:.E44])" office:value-type="float" office:value="12" calcext:value-type="float">
            <text:p>12</text:p>
          </table:table-cell>
          <table:table-cell table:style-name="ce2" table:formula="of:=IF([.J44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46:.A50])" office:value-type="float" office:value="2" calcext:value-type="float">
            <text:p>2</text:p>
          </table:table-cell>
          <table:table-cell table:style-name="ce2" table:formula="of:=SUM([.B46:.B50])" office:value-type="float" office:value="1" calcext:value-type="float">
            <text:p>1</text:p>
          </table:table-cell>
          <table:table-cell table:style-name="ce2" table:formula="of:=SUM([.C46:.C50])" office:value-type="float" office:value="5" calcext:value-type="float">
            <text:p>5</text:p>
          </table:table-cell>
          <table:table-cell table:style-name="ce2" table:formula="of:=SUM([.D46:.D50])" office:value-type="float" office:value="24" calcext:value-type="float">
            <text:p>24</text:p>
          </table:table-cell>
          <table:table-cell table:style-name="ce2" table:formula="of:=SUM([.E46:.E50])" office:value-type="float" office:value="133" calcext:value-type="float">
            <text:p>133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eneric-1</text:p>
          </table:table-cell>
          <table:table-cell table:style-name="ce4" office:value-type="string" calcext:value-type="string" table:number-columns-spanned="1" table:number-rows-spanned="6">
            <text:p>I think that the proposed tasks helped boost learning.</text:p>
          </table:table-cell>
          <table:table-cell table:style-name="ce2" table:formula="of:=SUM([.A45:.E45])" office:value-type="float" office:value="165" calcext:value-type="float">
            <text:p>165</text:p>
          </table:table-cell>
          <table:table-cell table:style-name="ce2" table:formula="of:=IF([.J45]=97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1</text:p>
          </table:table-cell>
          <table:covered-table-cell/>
          <table:table-cell table:style-name="ce2" table:formula="of:=SUM([.A46:.E46])" office:value-type="float" office:value="12" calcext:value-type="float">
            <text:p>12</text:p>
          </table:table-cell>
          <table:table-cell table:style-name="ce2" table:formula="of:=IF([.J46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1</text:p>
          </table:table-cell>
          <table:covered-table-cell/>
          <table:table-cell table:style-name="ce2" table:formula="of:=SUM([.A47:.E47])" office:value-type="float" office:value="14" calcext:value-type="float">
            <text:p>14</text:p>
          </table:table-cell>
          <table:table-cell table:style-name="ce2" table:formula="of:=IF([.J47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1</text:p>
          </table:table-cell>
          <table:covered-table-cell/>
          <table:table-cell table:style-name="ce2" table:formula="of:=SUM([.A48:.E48])" office:value-type="float" office:value="16" calcext:value-type="float">
            <text:p>16</text:p>
          </table:table-cell>
          <table:table-cell table:style-name="ce2" table:formula="of:=IF([.J48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1</text:p>
          </table:table-cell>
          <table:covered-table-cell/>
          <table:table-cell table:style-name="ce2" table:formula="of:=SUM([.A49:.E49])" office:value-type="float" office:value="55" calcext:value-type="float">
            <text:p>55</text:p>
          </table:table-cell>
          <table:table-cell table:style-name="ce2" table:formula="of:=IF([.J49]=68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1</text:p>
          </table:table-cell>
          <table:covered-table-cell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formula="of:=SUM([.A52:.A55])" office:value-type="float" office:value="0" calcext:value-type="float">
            <text:p>0</text:p>
          </table:table-cell>
          <table:table-cell table:style-name="ce2" table:formula="of:=SUM([.B52:.B55])" office:value-type="float" office:value="3" calcext:value-type="float">
            <text:p>3</text:p>
          </table:table-cell>
          <table:table-cell table:style-name="ce2" table:formula="of:=SUM([.C52:.C55])" office:value-type="float" office:value="8" calcext:value-type="float">
            <text:p>8</text:p>
          </table:table-cell>
          <table:table-cell table:style-name="ce2" table:formula="of:=SUM([.D52:.D55])" office:value-type="float" office:value="55" calcext:value-type="float">
            <text:p>55</text:p>
          </table:table-cell>
          <table:table-cell table:style-name="ce2" table:formula="of:=SUM([.E52:.E55])" office:value-type="float" office:value="87" calcext:value-type="float">
            <text:p>87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eneric-2</text:p>
          </table:table-cell>
          <table:table-cell table:style-name="ce4" office:value-type="string" calcext:value-type="string" table:number-columns-spanned="1" table:number-rows-spanned="5">
            <text:p>I found the tools (robot, FlexPendant, RobotStudio) easy to use.</text:p>
          </table:table-cell>
          <table:table-cell table:style-name="ce2" table:formula="of:=SUM([.A51:.E51])" office:value-type="float" office:value="153" calcext:value-type="float">
            <text:p>153</text:p>
          </table:table-cell>
          <table:table-cell table:style-name="ce2" table:formula="of:=IF([.J51]=85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2</text:p>
          </table:table-cell>
          <table:covered-table-cell/>
          <table:table-cell table:style-name="ce2" table:formula="of:=SUM([.A52:.E52])" office:value-type="float" office:value="14" calcext:value-type="float">
            <text:p>14</text:p>
          </table:table-cell>
          <table:table-cell table:style-name="ce2" table:formula="of:=IF([.J52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2</text:p>
          </table:table-cell>
          <table:covered-table-cell/>
          <table:table-cell table:style-name="ce2" table:formula="of:=SUM([.A53:.E53])" office:value-type="float" office:value="16" calcext:value-type="float">
            <text:p>16</text:p>
          </table:table-cell>
          <table:table-cell table:style-name="ce2" table:formula="of:=IF([.J53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2</text:p>
          </table:table-cell>
          <table:covered-table-cell/>
          <table:table-cell table:style-name="ce2" table:formula="of:=SUM([.A54:.E54])" office:value-type="float" office:value="55" calcext:value-type="float">
            <text:p>55</text:p>
          </table:table-cell>
          <table:table-cell table:style-name="ce2" table:formula="of:=IF([.J54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2</text:p>
          </table:table-cell>
          <table:covered-table-cell/>
          <table:table-cell table:style-name="ce2" table:formula="of:=SUM([.A55:.E55])" office:value-type="float" office:value="68" calcext:value-type="float">
            <text:p>68</text:p>
          </table:table-cell>
          <table:table-cell table:style-name="ce2" table:formula="of:=IF([.J55]=6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57:.A61])" office:value-type="float" office:value="3" calcext:value-type="float">
            <text:p>3</text:p>
          </table:table-cell>
          <table:table-cell table:style-name="ce2" table:formula="of:=SUM([.B57:.B61])" office:value-type="float" office:value="0" calcext:value-type="float">
            <text:p>0</text:p>
          </table:table-cell>
          <table:table-cell table:style-name="ce2" table:formula="of:=SUM([.C57:.C61])" office:value-type="float" office:value="4" calcext:value-type="float">
            <text:p>4</text:p>
          </table:table-cell>
          <table:table-cell table:style-name="ce2" table:formula="of:=SUM([.D57:.D61])" office:value-type="float" office:value="34" calcext:value-type="float">
            <text:p>34</text:p>
          </table:table-cell>
          <table:table-cell table:style-name="ce2" table:formula="of:=SUM([.E57:.E61])" office:value-type="float" office:value="124" calcext:value-type="float">
            <text:p>124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eneric-3</text:p>
          </table:table-cell>
          <table:table-cell table:style-name="ce4" office:value-type="string" calcext:value-type="string" table:number-columns-spanned="1" table:number-rows-spanned="6">
            <text:p>This lab session helped me improve my Robotics skills.</text:p>
          </table:table-cell>
          <table:table-cell table:style-name="ce2" table:formula="of:=SUM([.A56:.E56])" office:value-type="float" office:value="165" calcext:value-type="float">
            <text:p>165</text:p>
          </table:table-cell>
          <table:table-cell table:style-name="ce2" table:formula="of:=IF([.J56]=97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3</text:p>
          </table:table-cell>
          <table:covered-table-cell/>
          <table:table-cell table:style-name="ce2" table:formula="of:=SUM([.A57:.E57])" office:value-type="float" office:value="12" calcext:value-type="float">
            <text:p>12</text:p>
          </table:table-cell>
          <table:table-cell table:style-name="ce2" table:formula="of:=IF([.J57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3</text:p>
          </table:table-cell>
          <table:covered-table-cell/>
          <table:table-cell table:style-name="ce2" table:formula="of:=SUM([.A58:.E58])" office:value-type="float" office:value="14" calcext:value-type="float">
            <text:p>14</text:p>
          </table:table-cell>
          <table:table-cell table:style-name="ce2" table:formula="of:=IF([.J58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3</text:p>
          </table:table-cell>
          <table:covered-table-cell/>
          <table:table-cell table:style-name="ce2" table:formula="of:=SUM([.A59:.E59])" office:value-type="float" office:value="16" calcext:value-type="float">
            <text:p>16</text:p>
          </table:table-cell>
          <table:table-cell table:style-name="ce2" table:formula="of:=IF([.J59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3</text:p>
          </table:table-cell>
          <table:covered-table-cell/>
          <table:table-cell table:style-name="ce2" table:formula="of:=SUM([.A60:.E60])" office:value-type="float" office:value="55" calcext:value-type="float">
            <text:p>55</text:p>
          </table:table-cell>
          <table:table-cell table:style-name="ce2" table:formula="of:=IF([.J60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3</text:p>
          </table:table-cell>
          <table:covered-table-cell/>
          <table:table-cell table:style-name="ce2" table:formula="of:=SUM([.A61:.E61])" office:value-type="float" office:value="68" calcext:value-type="float">
            <text:p>68</text:p>
          </table:table-cell>
          <table:table-cell table:style-name="ce2" table:formula="of:=IF([.J61]=6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formula="of:=SUM([.A63:.A67])" office:value-type="float" office:value="0" calcext:value-type="float">
            <text:p>0</text:p>
          </table:table-cell>
          <table:table-cell table:style-name="ce2" table:formula="of:=SUM([.B63:.B67])" office:value-type="float" office:value="5" calcext:value-type="float">
            <text:p>5</text:p>
          </table:table-cell>
          <table:table-cell table:style-name="ce2" table:formula="of:=SUM([.C63:.C67])" office:value-type="float" office:value="18" calcext:value-type="float">
            <text:p>18</text:p>
          </table:table-cell>
          <table:table-cell table:style-name="ce2" table:formula="of:=SUM([.D63:.D67])" office:value-type="float" office:value="54" calcext:value-type="float">
            <text:p>54</text:p>
          </table:table-cell>
          <table:table-cell table:style-name="ce2" table:formula="of:=SUM([.E63:.E67])" office:value-type="float" office:value="88" calcext:value-type="float">
            <text:p>88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eneric-4</text:p>
          </table:table-cell>
          <table:table-cell table:style-name="ce4" office:value-type="string" calcext:value-type="string" table:number-columns-spanned="1" table:number-rows-spanned="6">
            <text:p>The course materials and theory/practice classes helped me prepare for the real lab session.</text:p>
          </table:table-cell>
          <table:table-cell table:style-name="ce2" table:formula="of:=SUM([.A62:.E62])" office:value-type="float" office:value="165" calcext:value-type="float">
            <text:p>165</text:p>
          </table:table-cell>
          <table:table-cell table:style-name="ce2" table:formula="of:=IF([.J62]=97;1;0)" office:value-type="float" office:value="0" calcext:value-type="float">
            <text:p>0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ob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4</text:p>
          </table:table-cell>
          <table:covered-table-cell/>
          <table:table-cell table:style-name="ce2" table:formula="of:=SUM([.A63:.E63])" office:value-type="float" office:value="12" calcext:value-type="float">
            <text:p>12</text:p>
          </table:table-cell>
          <table:table-cell table:style-name="ce2" table:formula="of:=IF([.J63]=12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d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4</text:p>
          </table:table-cell>
          <table:covered-table-cell/>
          <table:table-cell table:style-name="ce2" table:formula="of:=SUM([.A64:.E64])" office:value-type="float" office:value="14" calcext:value-type="float">
            <text:p>14</text:p>
          </table:table-cell>
          <table:table-cell table:style-name="ce2" table:formula="of:=IF([.J64]=14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4</text:p>
          </table:table-cell>
          <table:covered-table-cell/>
          <table:table-cell table:style-name="ce2" table:formula="of:=SUM([.A65:.E65])" office:value-type="float" office:value="16" calcext:value-type="float">
            <text:p>16</text:p>
          </table:table-cell>
          <table:table-cell table:style-name="ce2" table:formula="of:=IF([.J65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4</text:p>
          </table:table-cell>
          <table:covered-table-cell/>
          <table:table-cell table:style-name="ce2" table:formula="of:=SUM([.A66:.E66])" office:value-type="float" office:value="55" calcext:value-type="float">
            <text:p>55</text:p>
          </table:table-cell>
          <table:table-cell table:style-name="ce2" table:formula="of:=IF([.J66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Aut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eneric-4</text:p>
          </table:table-cell>
          <table:covered-table-cell/>
          <table:table-cell table:style-name="ce2" table:formula="of:=SUM([.A67:.E67])" office:value-type="float" office:value="68" calcext:value-type="float">
            <text:p>68</text:p>
          </table:table-cell>
          <table:table-cell table:style-name="ce2" table:formula="of:=IF([.J67]=68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io (B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isc-1</text:p>
          </table:table-cell>
          <table:table-cell table:style-name="ce2" office:value-type="string" calcext:value-type="string">
            <text:p>The introductory talk and presentation of robot TIAGo++ provided me interesting and/or valuable insights on assistive robotic applications.</text:p>
          </table:table-cell>
          <table:table-cell table:style-name="ce2" table:formula="of:=SUM([.A68:.E68])" office:value-type="float" office:value="55" calcext:value-type="float">
            <text:p>55</text:p>
          </table:table-cell>
          <table:table-cell table:style-name="ce2" table:formula="of:=IF([.J68]=55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isc-2</text:p>
          </table:table-cell>
          <table:table-cell table:style-name="ce2" office:value-type="string" calcext:value-type="string">
            <text:p>My previous knowledge helped me during the execution of these lab sessions.</text:p>
          </table:table-cell>
          <table:table-cell table:style-name="ce2" table:formula="of:=SUM([.A69:.E69])" office:value-type="float" office:value="16" calcext:value-type="float">
            <text:p>16</text:p>
          </table:table-cell>
          <table:table-cell table:style-name="ce2" table:formula="of:=IF([.J69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ob (M)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isc-3</text:p>
          </table:table-cell>
          <table:table-cell table:style-name="ce2" office:value-type="string" calcext:value-type="string">
            <text:p>Programming with RAPID on RobotStudio for the drawing task was easier and more intuitive than block programming on the FlexPendant for the pick-and-place task.</text:p>
          </table:table-cell>
          <table:table-cell table:style-name="ce2" table:formula="of:=SUM([.A70:.E70])" office:value-type="float" office:value="16" calcext:value-type="float">
            <text:p>16</text:p>
          </table:table-cell>
          <table:table-cell table:style-name="ce2" table:formula="of:=IF([.J70]=16;1;0)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 table:number-rows-repeated="940">
          <table:table-cell table:style-name="ce2" table:number-columns-repeated="26"/>
          <table:table-cell table:number-columns-repeated="998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B_24-25" table:style-name="ta2">
        <table:table-column table:style-name="co11" table:default-cell-style-name="Default"/>
        <table:table-column table:style-name="co12" table:number-columns-repeated="11" table:default-cell-style-name="Default"/>
        <table:table-column table:style-name="co9" table:number-columns-repeated="14" table:default-cell-style-name="Default"/>
        <table:table-column table:style-name="co10" table:number-columns-repeated="998" table:default-cell-style-name="Default"/>
        <table:table-row table:style-name="ro3">
          <table:table-cell table:style-name="ce6" office:value-type="string" calcext:value-type="string">
            <text:p>Marca temporal</text:p>
          </table:table-cell>
          <table:table-cell table:style-name="ce6" office:value-type="string" calcext:value-type="string">
            <text:p>I found the drawing task (pen tool) entertaining.</text:p>
          </table:table-cell>
          <table:table-cell table:style-name="ce6" office:value-type="string" calcext:value-type="string">
            <text:p>I found the pick-and-place task (magnet tool) entertaining.</text:p>
          </table:table-cell>
          <table:table-cell table:style-name="ce6" office:value-type="string" calcext:value-type="string">
            <text:p>I managed to successfully complete the drawing task.</text:p>
          </table:table-cell>
          <table:table-cell table:style-name="ce6" office:value-type="string" calcext:value-type="string">
            <text:p>I managed to successfully complete the pick-and-place task. </text:p>
          </table:table-cell>
          <table:table-cell table:style-name="ce6" office:value-type="string" calcext:value-type="string">
            <text:p>I think that the proposed tasks (drawing and pick-and-place) helped boost learning.</text:p>
          </table:table-cell>
          <table:table-cell table:style-name="ce6" office:value-type="string" calcext:value-type="string">
            <text:p>Code transfer between simulation (RobotStudio) and the real controller improved productivity.</text:p>
          </table:table-cell>
          <table:table-cell table:style-name="ce6" office:value-type="string" calcext:value-type="string">
            <text:p>Having a code template helped me complete the pick-and-place task.</text:p>
          </table:table-cell>
          <table:table-cell table:style-name="ce6" office:value-type="string" calcext:value-type="string">
            <text:p>I had no issues while running the simulation (in either task).</text:p>
          </table:table-cell>
          <table:table-cell table:style-name="ce6" office:value-type="string" calcext:value-type="string">
            <text:p>I had no issues while running the same code on the real robot after transferring it from RobotStudio (in either task).</text:p>
          </table:table-cell>
          <table:table-cell table:style-name="ce6" office:value-type="string" calcext:value-type="string">
            <text:p>These lab sessions helped me improve my Robotics skills.</text:p>
          </table:table-cell>
          <table:table-cell table:style-name="ce6" office:value-type="string" calcext:value-type="string">
            <text:p>The course materials and theory/practice classes helped me prepare for the real lab sessions.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4-28T01:08:22.000004" calcext:value-type="date">
            <text:p>4/28/2025 1:08:22</text:p>
          </table:table-cell>
          <table:table-cell table:number-columns-repeated="6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4-28T01:49:34.000003" calcext:value-type="date">
            <text:p>4/28/2025 1:49:34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4-28T08:59:46.999997" calcext:value-type="date">
            <text:p>4/28/2025 8:59:47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4-28T09:05:14.999997" calcext:value-type="date">
            <text:p>4/28/2025 9:05:15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4-28T09:12:09" calcext:value-type="date">
            <text:p>4/28/2025 9:12:09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4-28T09:23:36.000001" calcext:value-type="date">
            <text:p>4/28/2025 9:23:36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Mildly dis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4-28T09:46:15.000004" calcext:value-type="date">
            <text:p>4/28/2025 9:46:15</text:p>
          </table:table-cell>
          <table:table-cell table:number-columns-repeated="6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4-30T20:31:02.999997" calcext:value-type="date">
            <text:p>4/30/2025 20:31:03</text:p>
          </table:table-cell>
          <table:table-cell table:number-columns-repeated="7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5-05T13:59:04.000002" calcext:value-type="date">
            <text:p>5/5/2025 13:59:04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5-14T00:43:40.000002" calcext:value-type="date">
            <text:p>5/14/2025 0:43:40</text:p>
          </table:table-cell>
          <table:table-cell table:number-columns-repeated="11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5-14T01:30:44.999997" calcext:value-type="date">
            <text:p>5/14/2025 1:30:45</text:p>
          </table:table-cell>
          <table:table-cell table:number-columns-repeated="11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05-14T12:14:45.000004" calcext:value-type="date">
            <text:p>5/14/2025 12:14:45</text:p>
          </table:table-cell>
          <table:table-cell table:number-columns-repeated="7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4" table:number-rows-repeated="987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TI_25-26" table:style-name="ta3">
        <table:table-column table:style-name="co11" table:default-cell-style-name="Default"/>
        <table:table-column table:style-name="co12" table:number-columns-repeated="10" table:default-cell-style-name="Default"/>
        <table:table-column table:style-name="co9" table:number-columns-repeated="15" table:default-cell-style-name="Default"/>
        <table:table-column table:style-name="co10" table:number-columns-repeated="998" table:default-cell-style-name="Default"/>
        <table:table-row table:style-name="ro3">
          <table:table-cell table:style-name="ce6" office:value-type="string" calcext:value-type="string">
            <text:p>Marca temporal</text:p>
          </table:table-cell>
          <table:table-cell table:style-name="ce6" office:value-type="string" calcext:value-type="string">
            <text:p>La tarea de dibujar me ha parecido entretenida.</text:p>
          </table:table-cell>
          <table:table-cell table:style-name="ce6" office:value-type="string" calcext:value-type="string">
            <text:p>He conseguido completar la tarea exitosamente.</text:p>
          </table:table-cell>
          <table:table-cell table:style-name="ce6" office:value-type="string" calcext:value-type="string">
            <text:p>Las herramientas (robot, FlexPendant, RobotStudio) me han parecido fáciles de manejar.</text:p>
          </table:table-cell>
          <table:table-cell table:style-name="ce6" office:value-type="string" calcext:value-type="string">
            <text:p>Mi grupo ha sido capaz de realizar la tarea de forma autónoma.</text:p>
          </table:table-cell>
          <table:table-cell table:style-name="ce6" office:value-type="string" calcext:value-type="string">
            <text:p>Creo que la tarea propuesta facilita la asimilación de los conceptos explicados en clase.</text:p>
          </table:table-cell>
          <table:table-cell table:style-name="ce6" office:value-type="string" calcext:value-type="string">
            <text:p>La sincronización de código entre la simulación (RobotStudio) y el controlador real me ha permitido completar la tarea eficazmente.</text:p>
          </table:table-cell>
          <table:table-cell table:style-name="ce6" office:value-type="string" calcext:value-type="string">
            <text:p>No he tenido problemas durante la simulación en RobotStudio.</text:p>
          </table:table-cell>
          <table:table-cell table:style-name="ce6" office:value-type="string" calcext:value-type="string">
            <text:p>No he tenido problemas durante la ejecución del código en el robot real después de transferirlo desde RobotStudio.</text:p>
          </table:table-cell>
          <table:table-cell table:style-name="ce6" office:value-type="string" calcext:value-type="string">
            <text:p>Esta sesión de laboratorio me ha ayudado a mejorar mis conocimientos de Robótica.</text:p>
          </table:table-cell>
          <table:table-cell table:style-name="ce6" office:value-type="string" calcext:value-type="string">
            <text:p>Las clases previas y el material de teoría/ejercicios disponible en AulaGlobal me han ayudado en la realización de esta sesión práctica.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28T19:47:27.000004" calcext:value-type="date">
            <text:p>10/28/2025 19:47:27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en des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28T19:48:05.000003" calcext:value-type="date">
            <text:p>10/28/2025 19:48:05</text:p>
          </table:table-cell>
          <table:table-cell table:number-columns-repeated="6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28T19:48:47.000001" calcext:value-type="date">
            <text:p>10/28/2025 19:48:47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28T19:52:31.999996" calcext:value-type="date">
            <text:p>10/28/2025 19:52:32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number-columns-repeated="6" table:style-name="ce8" office:value-type="string" calcext:value-type="string">
            <text:p>Tot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28T20:25:22.000002" calcext:value-type="date">
            <text:p>10/28/2025 20:25:22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28T20:37:23.000002" calcext:value-type="date">
            <text:p>10/28/2025 20:37:23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Parcialmente en des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29T02:31:05.000002" calcext:value-type="date">
            <text:p>10/29/2025 2:31:05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29T11:34:19.000004" calcext:value-type="date">
            <text:p>10/29/2025 11:34:19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29T16:15:41.999996" calcext:value-type="date">
            <text:p>10/29/2025 16:15:42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number-columns-repeated="5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0-30T08:34:42.000004" calcext:value-type="date">
            <text:p>10/30/2025 8:34:42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6" table:style-name="ce8" office:value-type="string" calcext:value-type="string">
            <text:p>Tot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1-03T12:16:08" calcext:value-type="date">
            <text:p>11/3/2025 12:16:08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en des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1-03T12:22:35.000002" calcext:value-type="date">
            <text:p>11/3/2025 12:22:35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en desacuerdo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1-03T13:04:25" calcext:value-type="date">
            <text:p>11/3/2025 13:04:25</text:p>
          </table:table-cell>
          <table:table-cell table:number-columns-repeated="6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7" office:value-type="date" office:date-value="2025-11-06T15:06:26" calcext:value-type="date">
            <text:p>11/6/2025 15:06:26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5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2" table:number-columns-repeated="15"/>
          <table:table-cell table:number-columns-repeated="998"/>
        </table:table-row>
        <table:table-row table:style-name="ro4" table:number-rows-repeated="985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M_25-26" table:style-name="ta4">
        <table:table-column table:style-name="co11" table:default-cell-style-name="Default"/>
        <table:table-column table:style-name="co12" table:number-columns-repeated="15" table:default-cell-style-name="Default"/>
        <table:table-column table:style-name="co9" table:number-columns-repeated="10" table:default-cell-style-name="Default"/>
        <table:table-column table:style-name="co10" table:number-columns-repeated="998" table:default-cell-style-name="Default"/>
        <table:table-row table:style-name="ro3">
          <table:table-cell table:style-name="ce6" office:value-type="string" calcext:value-type="string">
            <text:p>Marca temporal</text:p>
          </table:table-cell>
          <table:table-cell table:style-name="ce6" office:value-type="string" calcext:value-type="string">
            <text:p>La tarea del electroimán me ha parecido entretenida.</text:p>
          </table:table-cell>
          <table:table-cell table:style-name="ce6" office:value-type="string" calcext:value-type="string">
            <text:p>La tarea de dibujar me ha parecido entretenida.</text:p>
          </table:table-cell>
          <table:table-cell table:style-name="ce6" office:value-type="string" calcext:value-type="string">
            <text:p>He conseguido completar la tarea del electroimán exitosamente.</text:p>
          </table:table-cell>
          <table:table-cell table:style-name="ce6" office:value-type="string" calcext:value-type="string">
            <text:p>He conseguido completar la tarea de dibujar exitosamente.</text:p>
          </table:table-cell>
          <table:table-cell table:style-name="ce6" office:value-type="string" calcext:value-type="string">
            <text:p>Mi grupo ha sido capaz de realizar la tarea del electroimán de forma autónoma.</text:p>
          </table:table-cell>
          <table:table-cell table:style-name="ce6" office:value-type="string" calcext:value-type="string">
            <text:p>Mi grupo ha sido capaz de realizar la tarea de dibujar de forma autónoma.</text:p>
          </table:table-cell>
          <table:table-cell table:style-name="ce6" office:value-type="string" calcext:value-type="string">
            <text:p>Las herramientas (robot, FlexPendant, RobotStudio) me han parecido fáciles de manejar.</text:p>
          </table:table-cell>
          <table:table-cell table:style-name="ce6" office:value-type="string" calcext:value-type="string">
            <text:p>Creo que las tareas propuestas facilitan la asimilación de los conceptos explicados en clase.</text:p>
          </table:table-cell>
          <table:table-cell table:style-name="ce6" office:value-type="string" calcext:value-type="string">
            <text:p>En la tarea de dibujar, la sincronización de código entre la simulación (RobotStudio) y el controlador real me ha permitido completar la tarea eficazmente.</text:p>
          </table:table-cell>
          <table:table-cell table:style-name="ce6" office:value-type="string" calcext:value-type="string">
            <text:p>En la tarea de dibujar, no me han surgido problemas durante la simulación en RobotStudio.</text:p>
          </table:table-cell>
          <table:table-cell table:style-name="ce6" office:value-type="string" calcext:value-type="string">
            <text:p>En la tarea de dibujar, no he tenido problemas durante la ejecución del código en el robot real después de transferirlo desde RobotStudio.</text:p>
          </table:table-cell>
          <table:table-cell table:style-name="ce6" office:value-type="string" calcext:value-type="string">
            <text:p>La programación de código RAPID sobre RobotStudio (durante la tarea de dibujar) me ha parecido más sencilla e intuitiva que la programación por bloques en el FlexPendant (durante la tarea del electroimán).</text:p>
          </table:table-cell>
          <table:table-cell table:style-name="ce6" office:value-type="string" calcext:value-type="string">
            <text:p>Estas sesiones de laboratorio me han ayudado a mejorar mis conocimientos de Robótica.</text:p>
          </table:table-cell>
          <table:table-cell table:style-name="ce6" office:value-type="string" calcext:value-type="string">
            <text:p>Mis conocimientos previos a este máster (adquiridos p. ej. en un grado universitario u otro máster) han sido de ayuda durante la realización de estas sesiones de laboratorio.</text:p>
          </table:table-cell>
          <table:table-cell table:style-name="ce6" office:value-type="string" calcext:value-type="string">
            <text:p>Las clases previas y el material de teoría/ejercicios disponible en AulaGlobal han sido de ayuda durante la realización de estas sesiones de laboratorio.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0-31T18:25:14.000004" calcext:value-type="date">
            <text:p>10/31/2025 18:25:14</text:p>
          </table:table-cell>
          <table:table-cell table:number-columns-repeated="9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Totalmente en desacuerdo</text:p>
          </table:table-cell>
          <table:table-cell table:number-columns-repeated="4" table:style-name="ce8" office:value-type="string" calcext:value-type="string">
            <text:p>Tot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0-31T23:42:19" calcext:value-type="date">
            <text:p>10/31/2025 23:42:19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Totalmente en desacuerdo</text:p>
          </table:table-cell>
          <table:table-cell table:style-name="ce8" office:value-type="string" calcext:value-type="string">
            <text:p>Parcialmente en des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Parci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3T19:10:33.000004" calcext:value-type="date">
            <text:p>11/3/2025 19:10:33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4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4T10:34:19.000001" calcext:value-type="date">
            <text:p>11/4/2025 10:34:19</text:p>
          </table:table-cell>
          <table:table-cell table:number-columns-repeated="9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Totalmente en desacuerdo</text:p>
          </table:table-cell>
          <table:table-cell table:number-columns-repeated="4" table:style-name="ce8" office:value-type="string" calcext:value-type="string">
            <text:p>Tot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4T10:40:22.999996" calcext:value-type="date">
            <text:p>11/4/2025 10:40:23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en desacuerdo</text:p>
          </table:table-cell>
          <table:table-cell table:number-columns-repeated="2" table:style-name="ce8" office:value-type="string" calcext:value-type="string">
            <text:p>Totalmente en des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4T10:54:15.999995" calcext:value-type="date">
            <text:p>11/4/2025 10:54:16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4T12:07:52.000003" calcext:value-type="date">
            <text:p>11/4/2025 12:07:52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Totalmente de acuerdo</text:p>
          </table:table-cell>
          <table:table-cell table:number-columns-repeated="4"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en desacuerdo</text:p>
          </table:table-cell>
          <table:table-cell table:number-columns-repeated="4" table:style-name="ce8" office:value-type="string" calcext:value-type="string">
            <text:p>Parci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4T15:29:15" calcext:value-type="date">
            <text:p>11/4/2025 15:29:15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Parcialmente en des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4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Totalmente en des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4T17:09:17.000001" calcext:value-type="date">
            <text:p>11/4/2025 17:09:17</text:p>
          </table:table-cell>
          <table:table-cell table:number-columns-repeated="6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Parcialmente en des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4T17:18:11.000004" calcext:value-type="date">
            <text:p>11/4/2025 17:18:11</text:p>
          </table:table-cell>
          <table:table-cell table:number-columns-repeated="6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4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Parci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4T17:28:05.999998" calcext:value-type="date">
            <text:p>11/4/2025 17:28:06</text:p>
          </table:table-cell>
          <table:table-cell table:number-columns-repeated="6" table:style-name="ce8" office:value-type="string" calcext:value-type="string">
            <text:p>Totalmente de acuerdo</text:p>
          </table:table-cell>
          <table:table-cell table:number-columns-repeated="3"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en des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en des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4T18:48:18.999996" calcext:value-type="date">
            <text:p>11/4/2025 18:48:19</text:p>
          </table:table-cell>
          <table:table-cell table:number-columns-repeated="3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Tot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5T11:24:56.999998" calcext:value-type="date">
            <text:p>11/5/2025 11:24:57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number-columns-repeated="12" table:style-name="ce8" office:value-type="string" calcext:value-type="string">
            <text:p>Tot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07T09:10:19.999998" calcext:value-type="date">
            <text:p>11/7/2025 9:10:20</text:p>
          </table:table-cell>
          <table:table-cell table:number-columns-repeated="7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Totalmente en desacuerdo</text:p>
          </table:table-cell>
          <table:table-cell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Totalmente en des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Tot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11T17:43:38.999997" calcext:value-type="date">
            <text:p>11/11/2025 17:43:39</text:p>
          </table:table-cell>
          <table:table-cell table:number-columns-repeated="6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4"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de acuerdo</text:p>
          </table:table-cell>
          <table:table-cell table:number-columns-repeated="2" table:style-name="ce8" office:value-type="string" calcext:value-type="string">
            <text:p>Parci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7" office:value-type="date" office:date-value="2025-11-17T11:12:18" calcext:value-type="date">
            <text:p>11/17/2025 11:12:18</text:p>
          </table:table-cell>
          <table:table-cell table:style-name="ce8" office:value-type="string" calcext:value-type="string">
            <text:p>Parcialmente de acuerdo</text:p>
          </table:table-cell>
          <table:table-cell table:style-name="ce8" office:value-type="string" calcext:value-type="string">
            <text:p>Totalmente de acuerdo</text:p>
          </table:table-cell>
          <table:table-cell table:style-name="ce8" office:value-type="string" calcext:value-type="string">
            <text:p>Parcialmente de acuerdo</text:p>
          </table:table-cell>
          <table:table-cell table:number-columns-repeated="8" table:style-name="ce8" office:value-type="string" calcext:value-type="string">
            <text:p>Totalmente de acuerdo</text:p>
          </table:table-cell>
          <table:table-cell table:number-columns-repeated="4" table:style-name="ce8" office:value-type="string" calcext:value-type="string">
            <text:p>Parcialmente de acuerdo</text:p>
          </table:table-cell>
          <table:table-cell table:style-name="ce2" table:number-columns-repeated="10"/>
          <table:table-cell table:number-columns-repeated="998"/>
        </table:table-row>
        <table:table-row table:style-name="ro4" table:number-rows-repeated="983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_25-26" table:style-name="ta5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9" table:default-cell-style-name="Default"/>
        <table:table-column table:style-name="co9" table:number-columns-repeated="14" table:default-cell-style-name="Default"/>
        <table:table-column table:style-name="co10" table:number-columns-repeated="998" table:default-cell-style-name="Default"/>
        <table:table-row table:style-name="ro3">
          <table:table-cell table:style-name="ce6" office:value-type="string" calcext:value-type="string">
            <text:p>Marca temporal</text:p>
          </table:table-cell>
          <table:table-cell table:style-name="ce6" office:value-type="string" calcext:value-type="string">
            <text:p>The introductory talk and presentation of robot TIAGo++ provided me interesting and/or valuable insights on assistive robotic applications.</text:p>
          </table:table-cell>
          <table:table-cell table:style-name="ce6" office:value-type="string" calcext:value-type="string">
            <text:p>I found the drawing task entertaining.</text:p>
          </table:table-cell>
          <table:table-cell table:style-name="ce6" office:value-type="string" calcext:value-type="string">
            <text:p>I managed to successfully complete the task.</text:p>
          </table:table-cell>
          <table:table-cell table:style-name="ce6" office:value-type="string" calcext:value-type="string">
            <text:p>I think that the proposed task helped boost learning.</text:p>
          </table:table-cell>
          <table:table-cell table:style-name="ce6" office:value-type="string" calcext:value-type="string">
            <text:p>I found the tools (robot, FlexPendant, RobotStudio) easy to use. </text:p>
          </table:table-cell>
          <table:table-cell table:style-name="ce6" office:value-type="string" calcext:value-type="string">
            <text:p>Our group managed to complete the task with little or no assistance from the instructor. </text:p>
          </table:table-cell>
          <table:table-cell table:style-name="ce6" office:value-type="string" calcext:value-type="string">
            <text:p>Code transfer between simulation (RobotStudio) and the real controller improved productivity.</text:p>
          </table:table-cell>
          <table:table-cell table:style-name="ce6" office:value-type="string" calcext:value-type="string">
            <text:p>I had no issues while running the simulation in RobotStudio.</text:p>
          </table:table-cell>
          <table:table-cell table:style-name="ce6" office:value-type="string" calcext:value-type="string">
            <text:p>I had no issues while running the same code on the real robot after transferring it from RobotStudio.</text:p>
          </table:table-cell>
          <table:table-cell table:style-name="ce6" office:value-type="string" calcext:value-type="string">
            <text:p>This lab session helped me improve my Robotics skills.</text:p>
          </table:table-cell>
          <table:table-cell table:style-name="ce6" office:value-type="string" calcext:value-type="string">
            <text:p>The course materials and theory/practice classes helped me prepare for the real lab session.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1-30T14:04:56.999997" calcext:value-type="date">
            <text:p>11/30/2025 14:04:57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02:34.000002" calcext:value-type="date">
            <text:p>12/5/2025 13:02:34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3T14:24:29.000005" calcext:value-type="date">
            <text:p>12/3/2025 14:24:29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Strongly disagree</text:p>
          </table:table-cell>
          <table:table-cell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1-24T16:52:28.999998" calcext:value-type="date">
            <text:p>11/24/2025 16:52:29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6T09:20:19" calcext:value-type="date">
            <text:p>12/6/2025 9:20:19</text:p>
          </table:table-cell>
          <table:table-cell table:style-name="ce8" office:value-type="string" calcext:value-type="string">
            <text:p>Mildly agree</text:p>
          </table:table-cell>
          <table:table-cell table:number-columns-repeated="9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21:37:38.000004" calcext:value-type="date">
            <text:p>12/2/2025 21:37:38</text:p>
          </table:table-cell>
          <table:table-cell table:style-name="ce8" office:value-type="string" calcext:value-type="string">
            <text:p>Mildly agree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4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3T11:10:05.999998" calcext:value-type="date">
            <text:p>12/3/2025 11:10:06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dis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15:41.999996" calcext:value-type="date">
            <text:p>12/5/2025 13:15:42</text:p>
          </table:table-cell>
          <table:table-cell table:style-name="ce8" office:value-type="string" calcext:value-type="string">
            <text:p>Mildly agree</text:p>
          </table:table-cell>
          <table:table-cell table:number-columns-repeated="8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9T20:42:54" calcext:value-type="date">
            <text:p>12/9/2025 20:42:54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number-columns-repeated="6" table:style-name="ce8" office:value-type="string" calcext:value-type="string">
            <text:p>Neutral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1-19T18:48:56.000002" calcext:value-type="date">
            <text:p>11/19/2025 18:48:56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dis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3T13:31:02.000001" calcext:value-type="date">
            <text:p>12/3/2025 13:31:02</text:p>
          </table:table-cell>
          <table:table-cell table:number-columns-repeated="5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4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11T10:17:34.999999" calcext:value-type="date">
            <text:p>12/11/2025 10:17:35</text:p>
          </table:table-cell>
          <table:table-cell table:style-name="ce8" office:value-type="string" calcext:value-type="string">
            <text:p>Mildly agree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8T20:14:03.000002" calcext:value-type="date">
            <text:p>12/8/2025 20:14:03</text:p>
          </table:table-cell>
          <table:table-cell table:style-name="ce8" office:value-type="string" calcext:value-type="string">
            <text:p>Mildly agree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21:37:21" calcext:value-type="date">
            <text:p>12/2/2025 21:37:21</text:p>
          </table:table-cell>
          <table:table-cell table:number-columns-repeated="3"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23:06:05.000003" calcext:value-type="date">
            <text:p>12/2/2025 23:06:05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5"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1-19T00:59:11.999999" calcext:value-type="date">
            <text:p>11/19/2025 0:59:12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number-columns-repeated="3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4"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6T00:30:42.999998" calcext:value-type="date">
            <text:p>12/6/2025 0:30:43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52:58.999996" calcext:value-type="date">
            <text:p>12/5/2025 13:52:59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8T10:51:50.999999" calcext:value-type="date">
            <text:p>12/8/2025 10:51:51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3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1-28T01:39:17.999997" calcext:value-type="date">
            <text:p>11/28/2025 1:39:18</text:p>
          </table:table-cell>
          <table:table-cell table:number-columns-repeated="6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8T23:36:41.999996" calcext:value-type="date">
            <text:p>12/8/2025 23:36:42</text:p>
          </table:table-cell>
          <table:table-cell table:number-columns-repeated="6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03:10.999999" calcext:value-type="date">
            <text:p>12/5/2025 13:03:11</text:p>
          </table:table-cell>
          <table:table-cell table:number-columns-repeated="10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6T18:17:34.000002" calcext:value-type="date">
            <text:p>12/6/2025 18:17:34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Mildly dis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7T23:59:00.999998" calcext:value-type="date">
            <text:p>12/7/2025 23:59:01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number-columns-repeated="4"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style-name="ce8" office:value-type="string" calcext:value-type="string">
            <text:p>Strongly dis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21:47:47.999996" calcext:value-type="date">
            <text:p>12/2/2025 21:47:48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number-columns-repeated="4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8T15:01:15.999998" calcext:value-type="date">
            <text:p>12/8/2025 15:01:16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21:37:15.000004" calcext:value-type="date">
            <text:p>12/2/2025 21:37:15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4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1-17T15:42:28.999999" calcext:value-type="date">
            <text:p>11/17/2025 15:42:29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8:12:14.999996" calcext:value-type="date">
            <text:p>12/5/2025 18:12:15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dis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3T07:05:06.999999" calcext:value-type="date">
            <text:p>12/3/2025 7:05:07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3T23:38:25.000002" calcext:value-type="date">
            <text:p>12/3/2025 23:38:25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8T09:43:43" calcext:value-type="date">
            <text:p>12/8/2025 9:43:43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6T01:57:52.999998" calcext:value-type="date">
            <text:p>12/6/2025 1:57:53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4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1-29T13:11:10.000001" calcext:value-type="date">
            <text:p>11/29/2025 13:11:10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dis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9:54:59.999999" calcext:value-type="date">
            <text:p>12/5/2025 19:55:00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03:13.000003" calcext:value-type="date">
            <text:p>12/5/2025 13:03:13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7T15:59:25.000002" calcext:value-type="date">
            <text:p>12/7/2025 15:59:25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number-columns-repeated="4"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04:22.000002" calcext:value-type="date">
            <text:p>12/5/2025 13:04:22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6T19:42:27.999999" calcext:value-type="date">
            <text:p>12/6/2025 19:42:28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12T14:07:22.999996" calcext:value-type="date">
            <text:p>12/12/2025 14:07:23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15:01:58.999999" calcext:value-type="date">
            <text:p>12/2/2025 15:01:59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03:13.999997" calcext:value-type="date">
            <text:p>12/5/2025 13:03:14</text:p>
          </table:table-cell>
          <table:table-cell table:number-columns-repeated="8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12T14:07:06.000001" calcext:value-type="date">
            <text:p>12/12/2025 14:07:06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22:59:23" calcext:value-type="date">
            <text:p>12/2/2025 22:59:23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15:03:41.000003" calcext:value-type="date">
            <text:p>12/2/2025 15:03:41</text:p>
          </table:table-cell>
          <table:table-cell table:number-columns-repeated="7"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Strongly dis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6:24:56.000002" calcext:value-type="date">
            <text:p>12/5/2025 16:24:56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1-20T17:08:39.000002" calcext:value-type="date">
            <text:p>11/20/2025 17:08:39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disagree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6T18:43:05.000001" calcext:value-type="date">
            <text:p>12/6/2025 18:43:05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number-columns-repeated="2" table:style-name="ce8" office:value-type="string" calcext:value-type="string">
            <text:p>Neutral</text:p>
          </table:table-cell>
          <table:table-cell table:style-name="ce8" office:value-type="string" calcext:value-type="string">
            <text:p>Mildly agree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22:03:09.000003" calcext:value-type="date">
            <text:p>12/2/2025 22:03:09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2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Neutral</text:p>
          </table:table-cell>
          <table:table-cell table:number-columns-repeated="3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04:57.000003" calcext:value-type="date">
            <text:p>12/5/2025 13:04:57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05:36.999997" calcext:value-type="date">
            <text:p>12/5/2025 13:05:37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3:19:41.999998" calcext:value-type="date">
            <text:p>12/5/2025 13:19:42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5T14:25:02.000001" calcext:value-type="date">
            <text:p>12/5/2025 14:25:02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8" office:value-type="string" calcext:value-type="string">
            <text:p>Mildly agree</text:p>
          </table:table-cell>
          <table:table-cell table:number-columns-repeated="5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2T15:00:44.000003" calcext:value-type="date">
            <text:p>12/2/2025 15:00:44</text:p>
          </table:table-cell>
          <table:table-cell table:number-columns-repeated="11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3">
          <table:table-cell table:style-name="ce7" office:value-type="date" office:date-value="2025-12-04T22:19:02.999997" calcext:value-type="date">
            <text:p>12/4/2025 22:19:03</text:p>
          </table:table-cell>
          <table:table-cell table:number-columns-repeated="11" table:style-name="ce8" office:value-type="string" calcext:value-type="string">
            <text:p>Strongly agree</text:p>
          </table:table-cell>
          <table:table-cell table:style-name="ce2" table:number-columns-repeated="14"/>
          <table:table-cell table:number-columns-repeated="998"/>
        </table:table-row>
        <table:table-row table:style-name="ro4" table:number-rows-repeated="944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EIyA_25-26-es" table:style-name="ta6">
        <table:table-column table:style-name="co14" table:number-columns-repeated="10" table:default-cell-style-name="Default"/>
        <table:table-column table:style-name="co10" table:number-columns-repeated="1014" table:default-cell-style-name="Default"/>
        <table:table-row table:style-name="ro5">
          <table:table-cell table:style-name="ce9" office:value-type="string" calcext:value-type="string">
            <text:p>La tarea de dibujar me ha parecido entretenida.</text:p>
          </table:table-cell>
          <table:table-cell table:style-name="ce9" office:value-type="string" calcext:value-type="string">
            <text:p>He conseguido completar la tarea exitosamente.</text:p>
          </table:table-cell>
          <table:table-cell table:style-name="ce9" office:value-type="string" calcext:value-type="string">
            <text:p>Las herramientas (robot, FlexPendant, RobotStudio) me han parecido fáciles de manejar.</text:p>
          </table:table-cell>
          <table:table-cell table:style-name="ce9" office:value-type="string" calcext:value-type="string">
            <text:p>Mi grupo ha sido capaz de realizar la tarea de forma autónoma.</text:p>
          </table:table-cell>
          <table:table-cell table:style-name="ce9" office:value-type="string" calcext:value-type="string">
            <text:p>Creo que la tarea propuesta facilita la asimilación de los conceptos explicados en clase.</text:p>
          </table:table-cell>
          <table:table-cell table:style-name="ce9" office:value-type="string" calcext:value-type="string">
            <text:p>La sincronización de código entre la simulación (RobotStudio) y el controlador real me han permitido completar la tarea eficazmente.</text:p>
          </table:table-cell>
          <table:table-cell table:style-name="ce9" office:value-type="string" calcext:value-type="string">
            <text:p>No he tenido problemas durante la simulación en RobotStudio.</text:p>
          </table:table-cell>
          <table:table-cell table:style-name="ce9" office:value-type="string" calcext:value-type="string">
            <text:p>No he tenido problemas durante la ejecución del código en el robot real después de transferirlo desde RobotStudio.</text:p>
          </table:table-cell>
          <table:table-cell table:style-name="ce9" office:value-type="string" calcext:value-type="string">
            <text:p>Esta sesión de laboratorio me ha ayudado a mejorar mis conocimientos de Robótica.</text:p>
          </table:table-cell>
          <table:table-cell table:style-name="ce9" office:value-type="string" calcext:value-type="string">
            <text:p>Las clases previas y el material de teoría/ejercicios disponible en AulaGlobal me han ayudado en la realización de esta sesión práctica.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5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Totalmente en des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8"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10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6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6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5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7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Totalmente en des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Totalmente en desacuerdo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6"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10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10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10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9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9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10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Parcialmente en desacuerdo</text:p>
          </table:table-cell>
          <table:table-cell table:number-columns-repeated="3"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4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Parcialmente en desacuerdo</text:p>
          </table:table-cell>
          <table:table-cell table:number-columns-repeated="2" table:style-name="ce9" office:value-type="string" calcext:value-type="string">
            <text:p>Neutral</text:p>
          </table:table-cell>
          <table:table-cell table:style-name="ce9" office:value-type="string" calcext:value-type="string">
            <text:p>Parcialmente en desacuerdo</text:p>
          </table:table-cell>
          <table:table-cell table:style-name="ce9" office:value-type="string" calcext:value-type="string">
            <text:p>Totalmente en desacuerdo</text:p>
          </table:table-cell>
          <table:table-cell table:number-columns-repeated="2" table:style-name="ce9" office:value-type="string" calcext:value-type="string">
            <text:p>Parcialmente en desacuerdo</text:p>
          </table:table-cell>
          <table:table-cell table:number-columns-repeated="2" table:style-name="ce9" office:value-type="string" calcext:value-type="string">
            <text:p>Totalmente en desacuerdo</text:p>
          </table:table-cell>
          <table:table-cell table:style-name="ce9" office:value-type="string" calcext:value-type="string">
            <text:p>Parcialmente en desacuerdo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Parcialmente en desacuerdo</text:p>
          </table:table-cell>
          <table:table-cell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Parcialmente en des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Parcialmente en desacuerdo</text:p>
          </table:table-cell>
          <table:table-cell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6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9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Totalmente de acuerdo</text:p>
          </table:table-cell>
          <table:table-cell table:number-columns-repeated="3" table:style-name="ce9" office:value-type="string" calcext:value-type="string">
            <text:p>Parcialmente de 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Parcialmente en desacuerdo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6"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6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3"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6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10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number-columns-repeated="7"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Neutral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5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5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4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Neutral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7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10" table:style-name="ce9" office:value-type="string" calcext:value-type="string">
            <text:p>Totalmente de acuerdo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Neutral</text:p>
          </table:table-cell>
          <table:table-cell table:number-columns-repeated="3"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number-columns-repeated="5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3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Totalmente de acuerdo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number-columns-repeated="6"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Parcialmente de acuerdo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Totalmente de acuerdo</text:p>
          </table:table-cell>
          <table:table-cell table:style-name="ce9" office:value-type="string" calcext:value-type="string">
            <text:p>Parcialmente de acuerdo</text:p>
          </table:table-cell>
          <table:table-cell table:number-columns-repeated="101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EIyA_25-26-en" table:style-name="ta7">
        <table:table-column table:style-name="co15" table:number-columns-repeated="10" table:default-cell-style-name="Default"/>
        <table:table-column table:style-name="co10" table:number-columns-repeated="1014" table:default-cell-style-name="Default"/>
        <table:table-row table:style-name="ro5">
          <table:table-cell table:style-name="ce9" office:value-type="string" calcext:value-type="string">
            <text:p>I found the drawing task entertaining.</text:p>
          </table:table-cell>
          <table:table-cell table:style-name="ce9" office:value-type="string" calcext:value-type="string">
            <text:p>I managed to successfully complete the task.</text:p>
          </table:table-cell>
          <table:table-cell table:style-name="ce9" office:value-type="string" calcext:value-type="string">
            <text:p>I found the tools (robot, FlexPendant, RobotStudio) easy to use.</text:p>
          </table:table-cell>
          <table:table-cell table:style-name="ce9" office:value-type="string" calcext:value-type="string">
            <text:p>Our group managed to complete the task with little or no assistance from the instructor.</text:p>
          </table:table-cell>
          <table:table-cell table:style-name="ce9" office:value-type="string" calcext:value-type="string">
            <text:p>I believe the assigned task facilitated the assimilation of the concepts discussed in class.</text:p>
          </table:table-cell>
          <table:table-cell table:style-name="ce9" office:value-type="string" calcext:value-type="string">
            <text:p>Code transfer between simulation (RobotStudio) and the real controller improved productivity.</text:p>
          </table:table-cell>
          <table:table-cell table:style-name="ce9" office:value-type="string" calcext:value-type="string">
            <text:p>I had no issues while running the simulation in RobotStudio.</text:p>
          </table:table-cell>
          <table:table-cell table:style-name="ce9" office:value-type="string" calcext:value-type="string">
            <text:p>I had no issues while running the same code on the real robot after transferring it from RobotStudio.</text:p>
          </table:table-cell>
          <table:table-cell table:style-name="ce9" office:value-type="string" calcext:value-type="string">
            <text:p>This lab session helped me improve my Robotics skills.</text:p>
          </table:table-cell>
          <table:table-cell table:style-name="ce9" office:value-type="string" calcext:value-type="string">
            <text:p>The course materials and theory/practice classes helped me prepare for the real lab session.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disagree</text:p>
          </table:table-cell>
          <table:table-cell table:number-columns-repeated="2" table:style-name="ce9" office:value-type="string" calcext:value-type="string">
            <text:p>Neutral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Mildly disagree</text:p>
          </table:table-cell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Mildly disagree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Mildly disagree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Mildly disagree</text:p>
          </table:table-cell>
          <table:table-cell table:number-columns-repeated="5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3"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Neutral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Strongly 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Mildly disagree</text:p>
          </table:table-cell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Strongly dis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3"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Strongly dis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3"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6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3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3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disagree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5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8" table:style-name="ce9" office:value-type="string" calcext:value-type="string">
            <text:p>Strongly 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Strongly 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Strongly 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number-columns-repeated="4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Strongly agree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1014"/>
        </table:table-row>
        <table:table-row table:style-name="ro5">
          <table:table-cell table:number-columns-repeated="3"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6" table:style-name="ce9" office:value-type="string" calcext:value-type="string">
            <text:p>Strongly agree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disagree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Mildly disagree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Neutral</text:p>
          </table:table-cell>
          <table:table-cell table:style-name="ce9" office:value-type="string" calcext:value-type="string">
            <text:p>Strongly agree</text:p>
          </table:table-cell>
          <table:table-cell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Strongly 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style-name="ce9" office:value-type="string" calcext:value-type="string">
            <text:p>Mildly dis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style-name="ce9" office:value-type="string" calcext:value-type="string">
            <text:p>Mildly disagree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Mildly agree</text:p>
          </table:table-cell>
          <table:table-cell table:style-name="ce9" office:value-type="string" calcext:value-type="string">
            <text:p>Neutral</text:p>
          </table:table-cell>
          <table:table-cell table:number-columns-repeated="1014"/>
        </table:table-row>
        <table:table-row table:style-name="ro5">
          <table:table-cell table:number-columns-repeated="10" table:style-name="ce9" office:value-type="string" calcext:value-type="string">
            <text:p>Strongly agree</text:p>
          </table:table-cell>
          <table:table-cell table:number-columns-repeated="1014"/>
        </table:table-row>
        <table:table-row table:style-name="ro5">
          <table:table-cell table:number-columns-repeated="8" table:style-name="ce9" office:value-type="string" calcext:value-type="string">
            <text:p>Strongly 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number-columns-repeated="1014"/>
        </table:table-row>
        <table:table-row table:style-name="ro5">
          <table:table-cell table:number-columns-repeated="2" table:style-name="ce9" office:value-type="string" calcext:value-type="string">
            <text:p>Strongly 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number-columns-repeated="6" table:style-name="ce9" office:value-type="string" calcext:value-type="string">
            <text:p>Strongly agree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Strongly agree</text:p>
          </table:table-cell>
          <table:table-cell table:number-columns-repeated="2" table:style-name="ce9" office:value-type="string" calcext:value-type="string">
            <text:p>Mildly agree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Strongly agree</text:p>
          </table:table-cell>
          <table:table-cell table:number-columns-repeated="3" table:style-name="ce9" office:value-type="string" calcext:value-type="string">
            <text:p>Mildly agree</text:p>
          </table:table-cell>
          <table:table-cell table:number-columns-repeated="2" table:style-name="ce9" office:value-type="string" calcext:value-type="string">
            <text:p>Strongly agree</text:p>
          </table:table-cell>
          <table:table-cell table:number-columns-repeated="101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nitized" style:display-name="PageStyle_sanitiz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B_5f_24-25" style:display-name="PageStyle_GROB_24-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TI_5f_25-26" style:display-name="PageStyle_GITI_25-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M_5f_25-26" style:display-name="PageStyle_RIM_25-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_5f_25-26" style:display-name="PageStyle_BIO_25-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EIyA_5f_25-26-es" style:display-name="PageStyle_GIEIyA_25-26-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IEIyA_5f_25-26-en" style:display-name="PageStyle_GIEIyA_25-26-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681" meta:object-count="0"/>
    <meta:generator>LibreOfficeDev/6.0.5.2$Linux_X86_64 LibreOffice_project/</meta:generator>
  </office:meta>
</office:document-meta>
</file>